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Ubuntu"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4" style:family="paragraph" style:parent-style-name="Text_20_body">
      <style:paragraph-properties fo:text-align="justify" style:justify-single-word="false"/>
      <style:text-properties fo:font-variant="normal" fo:text-transform="none" fo:color="#000000" style:font-name="Ubuntu" fo:font-size="10pt" fo:letter-spacing="normal" fo:language="es" fo:country="ES" fo:font-style="normal" fo:font-weight="normal" style:font-size-asian="10pt" style:font-size-complex="10pt"/>
    </style:style>
    <style:style style:name="P5" style:family="paragraph" style:parent-style-name="Text_20_body">
      <style:paragraph-properties fo:text-align="justify"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6" style:family="paragraph" style:parent-style-name="Text_20_body">
      <style:paragraph-properties fo:text-align="justify" style:justify-single-word="false" fo:orphans="2" fo:widows="2"/>
      <style:text-properties fo:font-variant="normal" fo:text-transform="none" fo:color="#000000" style:font-name="Ubuntu" fo:font-size="12pt" fo:letter-spacing="normal" fo:language="es" fo:country="ES" fo:font-style="normal" fo:font-weight="normal" style:font-size-asian="12pt" style:font-size-complex="12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start" style:justify-single-word="false"/>
      <style:text-properties fo:color="#000000" style:font-name="Ubuntu" fo:font-size="10pt"/>
    </style:style>
    <style:style style:name="P9" style:family="paragraph" style:parent-style-name="Text_20_body">
      <style:paragraph-properties fo:text-align="justify" style:justify-single-word="false"/>
      <style:text-properties fo:color="#000000" style:font-name="Ubuntu" fo:font-size="10pt"/>
    </style:style>
    <style:style style:name="P10" style:family="paragraph" style:parent-style-name="Text_20_body">
      <style:paragraph-properties fo:text-align="justify" style:justify-single-word="false"/>
      <style:text-properties fo:color="#000000" style:font-name="Ubuntu" fo:font-size="10pt" style:font-size-asian="10pt" style:font-size-complex="10pt"/>
    </style:style>
    <style:style style:name="P11" style:family="paragraph" style:parent-style-name="Text_20_body">
      <style:paragraph-properties fo:text-align="justify" style:justify-single-word="false" fo:orphans="2" fo:widows="2"/>
      <style:text-properties fo:color="#000000" style:font-name="Ubuntu" fo:font-size="12pt" fo:language="es" fo:country="ES" style:font-size-asian="12pt" style:font-size-complex="12pt"/>
    </style:style>
    <style:style style:name="P12" style:family="paragraph" style:parent-style-name="Text_20_body">
      <style:paragraph-properties fo:text-align="start" style:justify-single-word="false" fo:orphans="2" fo:widows="2"/>
      <style:text-properties fo:color="#000000" style:font-name="Ubuntu" fo:font-size="12pt" fo:language="es" fo:country="ES" fo:font-weight="bold" style:font-size-asian="12pt" style:font-size-complex="12pt"/>
    </style:style>
    <style:style style:name="P13" style:family="paragraph" style:parent-style-name="Text_20_body">
      <style:paragraph-properties fo:text-align="justify" style:justify-single-word="false"/>
      <style:text-properties fo:color="#000000" style:font-name="Ubuntu" fo:font-size="12pt" fo:language="es" fo:country="ES" fo:font-weight="bold" style:font-size-asian="12pt" style:font-weight-asian="bold" style:font-size-complex="12pt" style:font-weight-complex="bold"/>
    </style:style>
    <style:style style:name="P14" style:family="paragraph" style:parent-style-name="Text_20_body">
      <style:paragraph-properties fo:text-align="justify" style:justify-single-word="false"/>
      <style:text-properties fo:color="#000000" style:font-name="Ubuntu"/>
    </style:style>
    <style:style style:name="P15" style:family="paragraph" style:parent-style-name="Text_20_body">
      <style:text-properties fo:color="#000000" style:font-name="Ubuntu" fo:language="es" fo:country="ES" fo:font-weight="bold" style:font-weight-asian="bold" style:font-weight-complex="bold"/>
    </style:style>
    <style:style style:name="P16" style:family="paragraph" style:parent-style-name="Heading_20_1">
      <style:paragraph-properties fo:text-align="center" style:justify-single-word="false"/>
      <style:text-properties fo:color="#000000" style:font-name="Ubuntu" fo:font-size="16pt" fo:language="es" fo:country="ES" style:font-size-asian="16pt" style:font-size-complex="16pt"/>
    </style:style>
    <style:style style:name="P17" style:family="paragraph" style:parent-style-name="Heading_20_3">
      <style:paragraph-properties fo:text-align="start" style:justify-single-word="false"/>
      <style:text-properties fo:color="#000000" style:font-name="Ubuntu" fo:font-size="12pt" fo:language="es" fo:country="ES" style:font-size-asian="12pt" style:font-weight-asian="bold" style:font-size-complex="12pt" style:font-weight-complex="bold"/>
    </style:style>
    <style:style style:name="P18" style:family="paragraph" style:parent-style-name="Heading_20_3">
      <style:paragraph-properties fo:margin-top="0.1665in" fo:margin-bottom="0.0835in" fo:text-align="start" style:justify-single-word="false" fo:keep-with-next="always"/>
      <style:text-properties fo:font-variant="normal" fo:text-transform="none" fo:color="#000000" style:font-name="Ubuntu" fo:font-size="12pt" fo:letter-spacing="normal" fo:language="es" fo:country="ES" fo:font-style="normal" fo:font-weight="bold" style:font-size-asian="12pt" style:font-weight-asian="bold" style:font-size-complex="12pt" style:font-weight-complex="bold"/>
    </style:style>
    <style:style style:name="P19" style:family="paragraph" style:parent-style-name="Text_20_body" style:list-style-name="L1">
      <style:paragraph-properties fo:text-align="justify"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20" style:family="paragraph" style:parent-style-name="Text_20_body" style:list-style-name="L1">
      <style:paragraph-properties fo:text-align="justify" style:justify-single-word="false" fo:orphans="2" fo:widows="2"/>
      <style:text-properties fo:color="#000000" style:font-name="Ubuntu" fo:font-size="12pt" fo:language="es" fo:country="ES" fo:font-weight="bold" style:font-size-asian="12pt" style:font-size-complex="12pt"/>
    </style:style>
    <style:style style:name="P21" style:family="paragraph" style:parent-style-name="Text_20_body">
      <style:paragraph-properties fo:text-align="justify" style:justify-single-word="false" fo:background-color="transparent">
        <style:background-image/>
      </style:paragraph-properties>
      <style:text-properties style:font-name="Hiragino Kaku Gothic ProN W3" fo:font-size="10pt"/>
    </style:style>
    <style:style style:name="T1" style:family="text">
      <style:text-properties fo:font-variant="normal" fo:text-transform="none" fo:color="#000000" style:font-name="Ubuntu" fo:letter-spacing="normal" fo:language="es" fo:country="ES" fo:font-style="normal" fo:font-weight="normal"/>
    </style:style>
    <style:style style:name="T2" style:family="text">
      <style:text-properties fo:font-variant="normal" fo:text-transform="none" fo:color="#000000" style:font-name="Ubuntu" fo:letter-spacing="normal" fo:language="es" fo:country="ES" fo:font-style="normal" fo:font-weight="normal" style:font-size-asian="10pt" style:font-size-complex="10pt"/>
    </style:style>
    <style:style style:name="T3" style:family="text">
      <style:text-properties fo:font-variant="normal" fo:text-transform="none" fo:color="#000000" style:font-name="Ubuntu" fo:font-size="10pt" fo:letter-spacing="normal" fo:language="es" fo:country="ES" fo:font-style="normal" fo:font-weight="normal" style:font-size-asian="10pt" style:font-size-complex="10pt"/>
    </style:style>
    <style:style style:name="T4" style:family="text">
      <style:text-properties fo:font-variant="normal" fo:text-transform="none" fo:color="#000000" style:font-name="Ubuntu" fo:font-size="10pt" fo:letter-spacing="normal" fo:font-style="normal" fo:font-weight="normal" style:font-size-asian="10pt" style:font-size-complex="10pt"/>
    </style:style>
    <style:style style:name="T5" style:family="text">
      <style:text-properties fo:font-variant="normal" fo:text-transform="none" fo:letter-spacing="normal" fo:language="es" fo:country="ES" fo:font-style="normal" fo:font-weight="normal"/>
    </style:style>
    <style:style style:name="T6" style:family="text">
      <style:text-properties fo:font-variant="normal" fo:text-transform="none" fo:letter-spacing="normal" fo:language="es" fo:country="ES" fo:font-style="normal" fo:font-weight="normal" style:font-size-asian="10pt" style:font-size-complex="10pt"/>
    </style:style>
    <style:style style:name="T7" style:family="text">
      <style:text-properties fo:font-variant="normal" fo:text-transform="none" fo:letter-spacing="normal" fo:language="es" fo:country="ES" fo:font-style="normal" fo:font-weight="bold" style:font-weight-asian="bold" style:font-weight-complex="bold"/>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bold"/>
    </style:style>
    <style:style style:name="T10" style:family="text">
      <style:text-properties fo:font-variant="normal" fo:text-transform="none" fo:letter-spacing="normal" fo:font-style="normal" fo:font-weight="bold" style:font-weight-asian="bold" style:font-weight-complex="bold"/>
    </style:style>
    <style:style style:name="T11" style:family="text">
      <style:text-properties fo:font-variant="normal" fo:text-transform="none" fo:letter-spacing="normal" fo:font-style="italic" fo:font-weight="bold" style:font-style-asian="italic" style:font-style-complex="italic"/>
    </style:style>
    <style:style style:name="T12" style:family="text">
      <style:text-properties fo:font-variant="normal" fo:text-transform="none" fo:font-size="12pt" fo:letter-spacing="normal" fo:language="es" fo:country="ES" fo:font-style="normal" fo:font-weight="normal" style:font-size-asian="12pt" style:font-size-complex="12pt"/>
    </style:style>
    <style:style style:name="T13" style:family="text">
      <style:text-properties fo:font-variant="normal" fo:text-transform="none" fo:font-size="12pt" fo:letter-spacing="normal" fo:language="es" fo:country="ES" fo:font-style="normal" fo:font-weight="bold" style:font-size-asian="12pt" style:font-weight-asian="bold" style:font-size-complex="12pt" style:font-weight-complex="bold"/>
    </style:style>
    <style:style style:name="T14" style:family="text">
      <style:text-properties fo:font-variant="normal" fo:text-transform="none" fo:font-size="10pt" fo:letter-spacing="normal" fo:font-style="normal" fo:font-weight="normal" style:font-size-asian="10pt" style:font-size-complex="10pt"/>
    </style:style>
    <style:style style:name="T15" style:family="text">
      <style:text-properties fo:font-variant="normal" fo:text-transform="none" fo:font-size="10pt" fo:letter-spacing="normal" fo:font-style="normal" fo:font-weight="normal" style:font-size-asian="10pt" style:font-weight-asian="normal" style:font-size-complex="10pt" style:font-weight-complex="normal"/>
    </style:style>
    <style:style style:name="T16" style:family="text">
      <style:text-properties fo:font-variant="normal" fo:text-transform="none" fo:font-size="10pt" fo:letter-spacing="normal" fo:font-style="italic" fo:font-weight="normal" style:font-size-asian="10pt" style:font-style-asian="italic" style:font-size-complex="10pt" style:font-style-complex="italic"/>
    </style:style>
    <style:style style:name="T17" style:family="text">
      <style:text-properties fo:font-variant="normal" fo:text-transform="none"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style:font-name="Courier New" fo:font-size="10pt" fo:letter-spacing="normal" fo:font-style="normal" fo:font-weight="normal" style:font-size-asian="10pt" style:font-size-complex="10pt"/>
    </style:style>
    <style:style style:name="T19" style:family="text">
      <style:text-properties fo:font-variant="normal" fo:text-transform="none" fo:color="#000080" style:font-name="Ubuntu" fo:letter-spacing="normal" fo:language="es" fo:country="ES" fo:font-style="normal" fo:font-weight="normal" style:font-size-asian="10pt" style:font-size-complex="10pt"/>
    </style:style>
    <style:style style:name="T20" style:family="text">
      <style:text-properties fo:font-variant="normal" fo:text-transform="none" fo:color="#000080" style:font-name="Ubuntu" fo:letter-spacing="normal" fo:font-style="normal" fo:font-weight="normal" style:font-size-asian="10pt" style:font-size-complex="10pt"/>
    </style:style>
    <style:style style:name="T21" style:family="text">
      <style:text-properties fo:language="es" fo:country="ES" fo:font-weight="normal" style:font-size-asian="10pt" style:font-weight-asian="normal" style:font-size-complex="10pt" style:font-weight-complex="normal"/>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12pt" fo:language="es" fo:country="ES" fo:font-weight="bold" style:font-size-asian="12pt" style:font-weight-asian="bold" style:font-size-complex="12pt" style:font-weight-complex="bold"/>
    </style:style>
    <style:style style:name="T24" style:family="text">
      <style:text-properties fo:color="#000000" style:font-name="Ubuntu" fo:language="es" fo:country="ES"/>
    </style:style>
    <style:style style:name="T25" style:family="text">
      <style:text-properties fo:color="#000000" style:font-name="Ubuntu" fo:language="es" fo:country="ES" fo:font-weight="bold" style:font-weight-asian="bold" style:font-weight-complex="bold"/>
    </style:style>
    <style:style style:name="T26" style:family="text">
      <style:text-properties fo:color="#000080" style:font-name="Ubuntu"/>
    </style:style>
    <style:style style:name="T27" style:family="text">
      <style:text-properties fo:color="#000080" style:font-name="Ubuntu"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Guía de traducciones del manual <text:line-break/>de PHP.net al idioma español <text:line-break/>FASE 1</text:h>
      <text:h text:style-name="P17" text:outline-level="3">Requerimientos.</text:h>
      <text:p text:style-name="P8"><text:tab/>- Dominio del Inglés y el idioma español de España o castellano.<text:line-break/><text:tab/>- Conocimientos de PHP.<text:line-break/><text:line-break/><text:span text:style-name="T23">Editor online.</text:span></text:p>
      <text:p text:style-name="P21"><text:span text:style-name="T2">Esta es la web donde debes acceder: </text:span><text:a xlink:type="simple" xlink:href="https://edit.php.net/"><text:span text:style-name="T26">https://edit.php.net/</text:span></text:a><text:span text:style-name="T19">.</text:span><text:span text:style-name="T2"> Se recomienda el uso de Mozilla Firefox o Google Chrome. Para poder entrar deberás disponer de una cuenta Google Plus. Por favor sigue estos pasos para poder entrar: Donde dice “Sign in with...” haz clic en “Google Friend Connect” y saldrá un botón que dice “Sign in with Friend connect”. Utiliza tus credenciales Google para iniciar tu sesión. Cuando aparezca tu foto haz clic en el enlace “Use this credentials” y en el campo de texto VCS Login aparecerá tu nombre en gris. Entonces, cambia el Language module: Spanish y haz clic en el botón “Anonymous login” para entrar. Utiliza siempre este sistema para entrar, así podrás acceder a los ficheros que has traducido desde cualquier sitio sin problemas. Se puede encontrar más información sobre el funcionamiento del editor online en: </text:span><text:a xlink:type="simple" xlink:href="http://wiki.php.net/doc/editor"><text:span text:style-name="T20">http://wiki.php.net/doc/editor</text:span></text:a></text:p>
      <text:h text:style-name="P18" text:outline-level="3">Participación.</text:h>
      <text:p text:style-name="P9"><text:span text:style-name="T6">Si quieres participar en el proyecto de forma continuada muestra interés, insiste para que tus ficheros traducidos sean revisados y consigas tu cuenta VCS/SVN lo antes posible. Si quieres participar de forma esporádica, no hace fata solicitar una cuenta. Indica tu nombre de usuario de Google+ con los ficheros has traducido para que sean subidos al repositorio por cualquier traductor oficial.</text:span></text:p>
      <text:p text:style-name="P9"><text:span text:style-name="T6"><text:line-break/></text:span><text:span text:style-name="T23">¿Qué ficheros puedo empezar a traducir?</text:span></text:p>
      <text:p text:style-name="P9"><text:span text:style-name="T6">Los que no están traducidos todavía: <text:s/>Menú izquierdo → <text:s/>Ficheros a traducir. Si el fichero está marcado de color rojo significa que otra persona lo está editando. Si está en negro es que está disponible para ser traducido.</text:span></text:p>
      <text:p text:style-name="P4"/>
      <text:p text:style-name="P13">Ya sé que ficheros quiero traducir. ¿Y ahora qué?</text:p>
      <text:p text:style-name="P9"><text:span text:style-name="T21">Traduce y guarda tus cambios al repositorio usando tus credenciales de Google+. </text:span><text:span text:style-name="T6">Para traducir un nuevo fichero hay que usar como base el original en Inglés. Abre el fichero original sin traducir y realiza la traducción encima. Puedes usar el traductor de Google como referencia solamente, pues muchas expresiones las traduce literalmente y no es la forma más entendible. Se aconseja ir guardando los cambios, sobre todo en documentos grandes, porque si pierdes la conexión se te cerrará la sesión y perderás todos los cambios no guardados.</text:span></text:p>
      <text:p text:style-name="P9"><text:span text:style-name="T12"><text:line-break/></text:span><text:span text:style-name="T13">Estructura de los ficheros.</text:span></text:p>
      <text:p text:style-name="P5">Es muy importante mantener la estructura en Inglés como base, tal y como está. Por favor respeta incluso los saltos de línea. Nos ayudará a identificar cambios en el futuro. Una vez hayas traducido todo el fichero, repásalo otra vez para asegurarse que todo tenga sentido, es común olvidarse de traducir los comentarios en los ejemplos Haz uso del “se” impersonal. Evita traducciones literales. Sobretodo vuelve a leer el documento.</text:p>
      <text:p text:style-name="P6"/>
      <text:p text:style-name="P11"><text:soft-page-break/><text:span text:style-name="T8"><text:line-break/></text:span><text:span text:style-name="T10">Guardar un fichero.</text:span></text:p>
      <text:p text:style-name="P5">Al guardar un fichero (Control + S) se mostrarán, si existen, errores en el XML. Por favor corrígelos si se da el caso. Guardar el fichero significa darle al botón guardar o (Control + S). Por favor no envíes el fichero “como parche”, esta operación se utiliza para otros motivos.</text:p>
      <text:p text:style-name="P11"><text:span text:style-name="T14"><text:line-break/></text:span><text:span text:style-name="T9">La etiqueta </text:span><text:span text:style-name="T11">Revcheck</text:span></text:p>
      <text:p text:style-name="P11"><text:span text:style-name="T15">D</text:span><text:span text:style-name="T14">ebe añadirse en todos los ficheros que se traducen. Es muy importante ya que nos ayudará a identificar el número de versión que tradujiste. El editor online tiene un botón para añadir dicha etiqueta: Etiquetar -&gt; Etiqueta </text:span><text:span text:style-name="T16">Revcheck</text:span><text:span text:style-name="T14">. Esta acción añadirá una línea como esta: </text:span><text:span text:style-name="T18">&lt;!-- EN-Revision: xxx Maintainer: anonymous Status: ready --&gt;</text:span><text:span text:style-name="T14"> Cambia: xxx por el número de revisión de la versión en Inglés que estás traduciendo. Por ejemplo: 297028. </text:span><text:span text:style-name="T15">Cambia </text:span><text:span text:style-name="T17">anonymous</text:span><text:span text:style-name="T15"> por el que sería tu futuro nombre de usuario para tu cuenta SVN. </text:span><text:span text:style-name="T22">Por ejemplo: tu alias. Si el fichero no lo has finalizado de traducir, por ejemplo por su longitud, un consejo es que cambies el estado de “ready” a “in progress” o algo análogo. De esta forma, si alguien lo ve, sabrá que estás con él, y no te lo modificará.</text:span></text:p>
      <text:p text:style-name="P12">¿Qué parte del documento debe dejarse como su versión original?</text:p>
      <text:list xml:id="list1186470965" text:style-name="L1">
        <text:list-item>
          <text:p text:style-name="P19">La descripción del prototipo de función:</text:p>
          <text:p text:style-name="P20"><text:span text:style-name="T14">Que siempre está dentro de estas etiquetas: </text:span><text:span text:style-name="T18">&lt;methodsynopsis&gt; &lt;/methodsynopsis&gt;</text:span></text:p>
        </text:list-item>
        <text:list-item>
          <text:p text:style-name="P20"><text:span text:style-name="T14">Parámetros, clases, literales, en definitiva cualquier texto que esté entre dos etiquetas. </text:span><text:span text:style-name="T18">&lt;parameter&gt;param&lt;/parameter&gt;</text:span><text:span text:style-name="T14">, </text:span><text:span text:style-name="T18">&lt;classname&gt;class&lt;/classname&gt;</text:span><text:span text:style-name="T14">.</text:span></text:p>
        </text:list-item>
        <text:list-item>
          <text:p text:style-name="P19">En los ejemplos solo hay que traducir los comentarios // y cadenas que no estén siendo manipuladas. No hay que traducir nombres de variables, nombres de funciones etc.</text:p>
        </text:list-item>
        <text:list-item>
          <text:p text:style-name="P19">Cuando se habla específicamente de tipos: Array, String, Bool, Float. Hay que mantenerlo como está.</text:p>
        </text:list-item>
      </text:list>
      <text:p text:style-name="P15">Dudas durante el proceso de traducción.</text:p>
      <text:p text:style-name="P7"><text:span text:style-name="T3">Tenemos un mini-diccionario en el que entre todos aportamos palabras que se van repitiendo o de difícil traducción: </text:span><text:a xlink:type="simple" xlink:href="http://svn.php.net/repository/phpdoc/es/trunk/diccionario.txt"><text:span text:style-name="T27">http://svn.php.net/repository/phpdoc/es/trunk/diccionario.txt</text:span></text:a><text:span text:style-name="T4"> </text:span><text:span text:style-name="T3">Cualquier otra duda con la traducción, puedes enviar un E-Mail a la lista de correo, siempre habrá alguien dispuesto a ayudarte.</text:span><text:span text:style-name="T1"><text:line-break/></text:span><text:span text:style-name="T24"><text:line-break/></text:span><text:span text:style-name="T25">Implicación en los ficheros que traduzcas.</text:span></text:p>
      <text:p text:style-name="P4">Básicamente eres responsable de mantener al día todos los ficheros que traduzcas. El equipo de PHP continuamente está mejorando y actualizando el manual así que los ficheros que traduzcas hoy estarán desfasados a medio plazo. El editor online tiene todas las herramientas para poder comparar revisiones y ver que ha cambiado, así como un sistema donde pueden verse los ficheros que han quedado obsoletos debido a las actualizaciones posteriores a su traducción al Castellano.</text:p>
      <text:p text:style-name="P14"><text:span text:style-name="T5"><text:line-break/>¿</text:span><text:span text:style-name="T7">Cómo conseguir tu cuenta VCS/SVN?</text:span></text:p>
      <text:p text:style-name="P10">Contacta con Yago por E-Mail para indicar lo que hayas traducido para que pueda revisarlo. Te enviará las correcciones necesarias de tus documentos. Este proceso se repetirá hasta que los documentos sean correctos y estén preparados para ser enviados al repositorio oficial. Por favor insiste si no recibes una pronta respuesta.</text:p>
      <text:p text:style-name="P4"/>
      <text:p text:style-name="P3">Si crees que se debe cambiar o añadir algo a esta guía enviame un <text:a xlink:type="simple" xlink:href="mailto:yago.ferrer@gmail.com?subject=Guia">E-Mail</text:a> y la actualiza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text-properties fo:font-size="10pt" fo:font-weight="normal" style:font-size-asian="8.75pt" style:font-weight-asian="normal" style:font-size-complex="10pt"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Ubuntu"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12/21/2011</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02T00:21:53</meta:creation-date>
    <dc:date>2011-12-21T14:51:45</dc:date>
    <meta:editing-duration>PT11H26M15S</meta:editing-duration>
    <meta:editing-cycles>135</meta:editing-cycles>
    <meta:generator>LibreOffice/3.4$Unix LibreOffice_project/340m1$Build-402</meta:generator>
    <meta:document-statistic meta:table-count="0" meta:image-count="0" meta:object-count="0" meta:page-count="2" meta:paragraph-count="30" meta:word-count="930" meta:character-count="5834" meta:non-whitespace-character-count="4926"/>
  </office:meta>
</office:document-meta>
</file>